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3000001CA2ADFA7222A4CDFB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18.999cm" svg:height="12.034cm" svg:x="1cm" svg:y="0.8cm">
          <draw:image xlink:href="Pictures/10000000000002D3000001CA2ADFA7222A4CDFBC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cm" fo:page-height="13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22T23:16:48.281639355</dc:date>
    <meta:editing-duration>PT3M36S</meta:editing-duration>
    <meta:editing-cycles>1</meta:editing-cycles>
    <meta:document-statistic meta:object-count="1"/>
    <meta:generator>LibreOffice/6.4.6.2$Linux_X86_64 LibreOffice_project/40$Build-2</meta:generator>
  </office:meta>
</office:document-meta>
</file>